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5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0.959cm"/>
    </style:style>
    <style:style style:name="co23" style:family="table-column">
      <style:table-column-properties fo:break-before="auto" style:column-width="7.717cm"/>
    </style:style>
    <style:style style:name="co24" style:family="table-column">
      <style:table-column-properties fo:break-before="auto" style:column-width="10.03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kaneohm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5">
            <text:p>25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1, R356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31">
            <text:p>31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5">
            <text:p>15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IC15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shop.micross.com/shop-default.aspx?v=2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16/08/2017</text:date>, <text:time>14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4:34:10</dc:date>
    <dc:creator>Julien Delgoulet</dc:creator>
    <meta:generator>OpenOffice/4.1.2$Unix OpenOffice.org_project/412m3$Build-9782</meta:generator>
    <meta:editing-duration>PT42S</meta:editing-duration>
    <meta:editing-cycles>3</meta:editing-cycles>
    <meta:document-statistic meta:table-count="1" meta:cell-count="1690" meta:object-count="0"/>
  </office:meta>
</office:document-meta>
</file>